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4">
      <style:paragraph-properties fo:line-height="100%"/>
      <style:text-properties fo:font-weight="normal" style:font-weight-asian="normal" style:font-weight-complex="normal"/>
    </style:style>
    <style:style style:name="P5" style:family="paragraph" style:parent-style-name="Standard" style:list-style-name="L5">
      <style:text-properties fo:font-weight="normal" style:font-weight-asian="normal" style:font-weight-complex="normal"/>
    </style:style>
    <style:style style:name="P6" style:family="paragraph" style:parent-style-name="Standard" style:list-style-name="L5"/>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5">
      <style:paragraph-properties fo:margin-left="0.4925in" fo:margin-right="0in" fo:text-indent="-0.25in" style:auto-text-indent="false"/>
      <style:text-properties fo:font-weight="normal" style:font-weight-asian="normal" style:font-weight-complex="normal"/>
    </style:style>
    <style:style style:name="P11" style:family="paragraph" style:parent-style-name="Standard" style:list-style-name="L2">
      <style:paragraph-properties fo:margin-left="0.9846in" fo:margin-right="0in" fo:text-indent="-0.25in" style:auto-text-indent="false"/>
    </style:style>
    <style:style style:name="P12" style:family="paragraph" style:parent-style-name="Standard" style:list-style-name="L4">
      <style:paragraph-properties fo:margin-left="0.9846in" fo:margin-right="0in" fo:line-height="100%" fo:text-indent="-0.25in" style:auto-text-indent="false">
        <style:tab-stops>
          <style:tab-stop style:position="1.3752in"/>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What is sex? How do recent researches in biology (e.g., in sex determination, in</text:p>
      <text:p text:style-name="P1">intersex definition, in in vitro fertilization, in cloning) variously impact that question? In</text:p>
      <text:p text:style-name="P1">light of your answer, compare and contrast “race” and “sex” as modes of classifying</text:p>
      <text:p text:style-name="P1">humans.</text:p>
      <text:p text:style-name="Standard"/>
      <text:p text:style-name="Standard">We will explore the public perception of “what is sex” and explore what recent research in biology can impact the way we think about the ramifications of what sex is. </text:p>
      <text:list xml:id="list439357972" text:style-name="L9">
        <text:list-item>
          <text:list>
            <text:list-item>
              <text:list>
                <text:list-item>
                  <text:p text:style-name="P9">sex determination – male vs female vs intersex</text:p>
                </text:list-item>
                <text:list-item>
                  <text:p text:style-name="P9">mixing of genetic material</text:p>
                </text:list-item>
                <text:list-item>
                  <text:p text:style-name="P9">(???)kinship – mother vs children</text:p>
                </text:list-item>
              </text:list>
            </text:list-item>
          </text:list>
        </text:list-item>
      </text:list>
      <text:p text:style-name="Standard"/>
      <text:p text:style-name="Standard"><text:span text:style-name="T1">Defns: </text:span></text:p>
      <text:list xml:id="list232249468" text:style-name="L7">
        <text:list-item>
          <text:p text:style-name="P7"><text:span text:style-name="Strong_20_Emphasis">WEBSTER: 1)</text:span>either of the two major forms of individuals that occur in many species and that are distinguished respectively as female or male especially on the basis of their reproductive organs and structures; 2)the sum of the structural, functional, and behavioral characteristics of organisms that are involved in reproduction marked by the union of gametes and that distinguish males and females </text:p>
          <text:list>
            <text:list-header>
              <text:p text:style-name="P7"/>
            </text:list-header>
          </text:list>
        </text:list-item>
        <text:list-item>
          <text:p text:style-name="P7">people generally still group people into two separate categories</text:p>
        </text:list-item>
      </text:list>
      <text:p text:style-name="Standard"><text:span text:style-name="T1">History</text:span>: Use to be a definite bisection of two sexes.</text:p>
      <text:list xml:id="list410955456" text:style-name="L2">
        <text:list-item>
          <text:p text:style-name="P3">Before ppl knew much abt it</text:p>
          <text:list>
            <text:list-item>
              <text:p text:style-name="P3">When intersex's were discovered:</text:p>
              <text:list>
                <text:list-item>
                  <text:p text:style-name="P3">People didn't understand wtf was going on</text:p>
                </text:list-item>
              </text:list>
            </text:list-item>
          </text:list>
        </text:list-item>
        <text:list-item>
          <text:p text:style-name="P11">People wanted to correct them, always</text:p>
          <text:list>
            <text:list-item>
              <text:list>
                <text:list-item>
                  <text:p text:style-name="P3">There was pressure to make someone a certain sex, and make them stick to it for life</text:p>
                </text:list-item>
                <text:list-item>
                  <text:p text:style-name="P3">Medications, corrective surgery, etc</text:p>
                </text:list-item>
                <text:list-item>
                  <text:p text:style-name="P2"><text:span text:style-name="T2">Classifying as male or female</text:span></text:p>
                </text:list-item>
                <text:list-item>
                  <text:p text:style-name="P2"><text:span text:style-name="T2">People inherently group things into blocks/bins/categories/etc. Its just a convenient way to think about things.</text:span></text:p>
                </text:list-item>
              </text:list>
            </text:list-item>
          </text:list>
        </text:list-item>
      </text:list>
      <text:p text:style-name="P1"/>
      <text:p text:style-name="P1">Research</text:p>
      <text:list xml:id="list1023268623" text:style-name="L8">
        <text:list-item>
          <text:p text:style-name="P8">Sex determination</text:p>
        </text:list-item>
        <text:list-item>
          <text:p text:style-name="P8">intersex definition</text:p>
        </text:list-item>
        <text:list-item>
          <text:p text:style-name="P8">in vitro fertilization – kinship; </text:p>
          <text:list>
            <text:list-item>
              <text:p text:style-name="P8">parents vs children: how do you define this?</text:p>
            </text:list-item>
          </text:list>
        </text:list-item>
        <text:list-item>
          <text:p text:style-name="P8">cloning</text:p>
          <text:list>
            <text:list-item>
              <text:p text:style-name="P8">Dolly: if sex is the mixing of genetic material, then is Dolly a product of sex?</text:p>
            </text:list-item>
            <text:list-item>
              <text:p text:style-name="P8">Dolly 28: “perhaps Dolly belongs to a new order of animate, trans-viable, existence that is defined by being designed and made, or grown and built, rather than born and bred?”</text:p>
            </text:list-item>
            <text:list-item>
              <text:p text:style-name="P8">30: “dolly represent the increasing abilityto introduce new forms of transfer into the processes of reproduction and heredity...possilbity of translating these into new applications that promise to improve agriculture and human health”. </text:p>
            </text:list-item>
          </text:list>
        </text:list-item>
      </text:list>
      <text:p text:style-name="Standard"><text:tab/></text:p>
      <text:p text:style-name="Standard"/>
      <text:p text:style-name="Standard">Biosociality</text:p>
      <text:p text:style-name="Standard">Biocapitalism / Bio-$$$</text:p>
      <text:p text:style-name="Standard">Biopolitics (Feb 28)</text:p>
      <text:p text:style-name="Standard"><text:soft-page-break/><text:tab/></text:p>
      <text:p text:style-name="Standard"/>
      <text:p text:style-name="P1">Modes of Classifying (Comparison)</text:p>
      <text:p text:style-name="P1"><text:tab/>Race vs. Sex</text:p>
      <text:list xml:id="list1571583562" text:style-name="L5">
        <text:list-item>
          <text:p text:style-name="P5">It's not just black people vs. white people</text:p>
          <text:list>
            <text:list-item>
              <text:p text:style-name="P5">There are people in between, its a gradient, a spectrum</text:p>
            </text:list-item>
            <text:list-item>
              <text:p text:style-name="P5">Eventually you have to be able to accommodate people that are intersex; just like accomodating people that are neither black or white</text:p>
            </text:list-item>
          </text:list>
        </text:list-item>
        <text:list-item>
          <text:p text:style-name="P6"><text:span text:style-name="T2">Can have some sort of confusion – bisexual: what if you are half asian half black?</text:span></text:p>
          <text:list>
            <text:list-item>
              <text:p text:style-name="P6"><text:span text:style-name="T2">Are you more asian or more black?</text:span></text:p>
              <text:list>
                <text:list-item>
                  <text:p text:style-name="P6"><text:span text:style-name="T2">More male or more female? Is your clitoris bigger than vagina? </text:span></text:p>
                </text:list-item>
              </text:list>
            </text:list-item>
            <text:list-item>
              <text:p text:style-name="P6"><text:span text:style-name="T2">How do people DEFINE race?</text:span></text:p>
            </text:list-item>
          </text:list>
        </text:list-item>
        <text:list-item>
          <text:p text:style-name="P6"><text:span text:style-name="T2"><text:s/>Race: scholarships for people that are American indian, hispanic, etc</text:span></text:p>
          <text:list>
            <text:list-item>
              <text:p text:style-name="P6"><text:span text:style-name="T2">not necessarily will have scholarships for intersexes, but under what conditions can people qualify?</text:span></text:p>
              <text:list>
                <text:list-item>
                  <text:p text:style-name="P6"><text:span text:style-name="T2">If someone born one sex decides to switch to another, OR to become hermaphrodite, what do you consider them?</text:span></text:p>
                  <text:list>
                    <text:list-item>
                      <text:p text:style-name="P6"><text:span text:style-name="T2">This MIGHT happen with race depending on how you define race, but its probably more likely to happen with hermpahrodites</text:span></text:p>
                      <text:list>
                        <text:list-item>
                          <text:list>
                            <text:list-item>
                              <text:list>
                                <text:list-item>
                                  <text:list>
                                    <text:list-item>
                                      <text:list>
                                        <text:list-header>
                                          <text:p text:style-name="P10"/>
                                        </text:list-header>
                                      </text:list>
                                    </text:list-item>
                                  </text:list>
                                </text:list-item>
                              </text:list>
                            </text:list-item>
                          </text:list>
                        </text:list-item>
                      </text:list>
                    </text:list-item>
                  </text:list>
                </text:list-item>
              </text:list>
            </text:list-item>
          </text:list>
        </text:list-item>
      </text:list>
      <text:p text:style-name="Standard"><text:span text:style-name="T1"><text:tab/>Homosexuality vs. Sex</text:span></text:p>
      <text:list xml:id="list1066101208" text:style-name="L4">
        <text:list-item>
          <text:p text:style-name="P4">Research changes people's perception of the issue</text:p>
          <text:list>
            <text:list-item>
              <text:p text:style-name="P4">Before, the only perception of homosexuality was that it was taboo, it was an immoral LIFE decision</text:p>
            </text:list-item>
            <text:list-item>
              <text:p text:style-name="P4">Then more research happened → people started to discover that nature plays a big part in it;</text:p>
              <text:list>
                <text:list-item>
                  <text:p text:style-name="P4">“people don't choose to be gay”; they don't “decide” to be gay on some given day</text:p>
                  <text:list>
                    <text:list-item>
                      <text:list>
                        <text:list-item>
                          <text:list>
                            <text:list-item>
                              <text:list>
                                <text:list-item>
                                  <text:list>
                                    <text:list-item>
                                      <text:list>
                                        <text:list-item>
                                          <text:list>
                                            <text:list-item>
                                              <text:p text:style-name="P12"><text:span text:style-name="T2">Biosociality – gay groups, etc just like there are groups for intersex: see Cheryl Chase article</text:span></text:p>
                                            </text:list-item>
                                          </text:list>
                                        </text:list-item>
                                      </text:list>
                                    </text:list-item>
                                  </text:list>
                                </text:list-item>
                              </text:list>
                            </text:list-item>
                          </text:list>
                        </text:list-item>
                      </text:list>
                    </text:list-item>
                  </text:list>
                </text:list-item>
              </text:list>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Chen</meta:initial-creator>
    <meta:creation-date>2011-04-07T22:47:25</meta:creation-date>
    <dc:date>2011-04-08T01:49:23</dc:date>
    <dc:creator>Robert Chen</dc:creator>
    <meta:editing-duration>PT02H44M17S</meta:editing-duration>
    <meta:editing-cycles>9</meta:editing-cycles>
    <meta:generator>OpenOffice.org/3.2$Unix OpenOffice.org_project/320m12$Build-9483</meta:generator>
    <meta:document-statistic meta:table-count="0" meta:image-count="0" meta:object-count="0" meta:page-count="2" meta:paragraph-count="53" meta:word-count="608" meta:character-count="3500"/>
  </office:meta>
</office:document-meta>
</file>